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7T09:09:03.51">
            <text:p>2019/12/17 9:0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7T09:09:03.67">
            <text:p>2019/12/17 9:0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2">
            <text:p>92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8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7">
          <table:table-cell table:style-name="ce36" table:number-columns-repeated="2"/>
          <table:table-cell table:style-name="ce41"/>
          <table:table-cell table:style-name="ce43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2">
            <text:p>2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7">
          <table:table-cell table:style-name="ce36" table:number-columns-repeated="2"/>
          <table:table-cell table:style-name="ce41"/>
          <table:table-cell table:style-name="ce40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3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7T09:09:03.88">
            <text:p>2019/12/1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145cm" draw:caption-point-x="-1.353cm" draw:caption-point-y="2.5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7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7T09:09:03.98">
            <text:p>2019/12/1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8cm" draw:caption-point-x="-1.353cm" draw:caption-point-y="2.3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7T09:09:04.08">
            <text:p>2019/12/17 9:0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7T09:09:04.17">
            <text:p>2019/12/1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394cm" draw:caption-point-x="-1.353cm" draw:caption-point-y="2.5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4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7T09:09:04.28">
            <text:p>2019/12/1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8cm" draw:caption-point-x="-1.353cm" draw:caption-point-y="2.31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  <table:database-range table:target-range-address="kb.L2:kb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2019/12/17</text:date>, <text:time>09:0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7T09:09:02.97</dc:date>
    <dc:creator>iwabuchi ken</dc:creator>
    <meta:editing-duration>P5DT6H38M2S</meta:editing-duration>
    <meta:editing-cycles>492</meta:editing-cycles>
    <meta:generator>OpenOffice/4.1.3$Win32 OpenOffice.org_project/413m1$Build-9783</meta:generator>
    <meta:document-statistic meta:table-count="7" meta:cell-count="1769" meta:object-count="0"/>
    <meta:user-defined meta:name="sheets-banding"/>
    <meta:user-defined meta:name="sheets-original-selection"/>
  </office:meta>
</office:document-meta>
</file>